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47b8b8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800000" draw:fill="none" draw:fill-color="#47b8b8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family-generic="swiss" style:font-pitch="variable"/>
    </style:style>
    <style:style style:name="T1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5.5cm" svg:height="2cm" svg:x="7cm" svg:y="0.5cm">
          <text:p text:style-name="P1"><text:span text:style-name="T1">R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5.5cm" svg:height="1cm" svg:x="13.5cm" svg:y="1cm">
          <text:p text:style-name="P1"><text:span text:style-name="T1">Sec. Privad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4.5cm" svg:height="2cm" svg:x="5.5cm" svg:y="7cm">
          <text:p text:style-name="P1"><text:span text:style-name="T1">Sec. Ciencia</text:span></text:p>
          <text:p text:style-name="P1"><text:span text:style-name="T1"><text:s/></text:span><text:span text:style-name="T1">y Técn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5cm" svg:height="2cm" svg:x="3.3cm" svg:y="9.5cm">
          <text:p text:style-name="P1"><text:span text:style-name="T1">Sec. de</text:span></text:p>
          <text:p text:style-name="P1"><text:span text:style-name="T1">Extens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2cm" svg:x="11cm" svg:y="3cm">
          <text:p text:style-name="P1"><text:span text:style-name="T1">Secretaría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cm" svg:height="2cm" svg:x="0.5cm" svg:y="7cm">
          <text:p text:style-name="P1"><text:span text:style-name="T1">Secretaría</text:span></text:p>
          <text:p text:style-name="P1"><text:span text:style-name="T1">Académ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cm" svg:height="2cm" svg:x="8.7cm" svg:y="9.5cm">
          <text:p text:style-name="P1"><text:span text:style-name="T1">Sec. de</text:span></text:p>
          <text:p text:style-name="P1"><text:span text:style-name="T1">Vincul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2cm" svg:x="11cm" svg:y="7cm">
          <text:p text:style-name="P1"><text:span text:style-name="T1">Sec. de</text:span></text:p>
          <text:p text:style-name="P1"><text:span text:style-name="T1">Cultu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.5cm" svg:height="2cm" svg:x="13.2cm" svg:y="9.5cm">
          <text:p text:style-name="P1"><text:span text:style-name="T1">Sec. de</text:span></text:p>
          <text:p text:style-name="P1"><text:span text:style-name="T1">Bienest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5cm" svg:height="2cm" svg:x="15.5cm" svg:y="7cm">
          <text:p text:style-name="P1"><text:span text:style-name="T1">Sec. Económico</text:span></text:p>
          <text:p text:style-name="P1"><text:span text:style-name="T1">-Financier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5cm" svg:y1="1.5cm" svg:x2="13.5cm" svg:y2="1.5cm" draw:start-shape="id1" draw:start-glue-point="1" draw:end-shape="id2" draw:end-glue-point="3" svg:d="m12500 1500h1000">
          <text:p/>
        </draw:connector>
        <draw:connector draw:style-name="gr2" draw:text-style-name="P1" draw:layer="layout" svg:x1="9.75cm" svg:y1="2.5cm" svg:x2="11cm" svg:y2="4cm" draw:start-shape="id1" draw:start-glue-point="2" draw:end-shape="id3" draw:end-glue-point="3" svg:d="m9750 2500v1500h1250">
          <text:p/>
        </draw:connector>
        <draw:connector draw:style-name="gr2" draw:text-style-name="P1" draw:layer="layout" draw:line-skew="1.25cm" svg:x1="9.75cm" svg:y1="2.5cm" svg:x2="7.75cm" svg:y2="7cm" draw:start-shape="id1" draw:end-shape="id4" draw:end-glue-point="0" svg:d="m9750 2500v3500h-2000v1000">
          <text:p/>
        </draw:connector>
        <draw:connector draw:style-name="gr2" draw:text-style-name="P1" draw:layer="layout" draw:line-skew="1.25cm" svg:x1="9.75cm" svg:y1="2.5cm" svg:x2="2.5cm" svg:y2="7cm" draw:start-shape="id1" draw:end-shape="id5" draw:end-glue-point="0" svg:d="m9750 2500v3500h-7250v1000">
          <text:p/>
        </draw:connector>
        <draw:connector draw:style-name="gr2" draw:text-style-name="P1" draw:layer="layout" draw:line-skew="1.25cm" svg:x1="9.75cm" svg:y1="2.5cm" svg:x2="12.75cm" svg:y2="7cm" draw:start-shape="id1" draw:start-glue-point="2" draw:end-shape="id6" draw:end-glue-point="0" svg:d="m9750 2500v3500h3000v1000">
          <text:p/>
        </draw:connector>
        <draw:connector draw:style-name="gr2" draw:text-style-name="P1" draw:layer="layout" draw:line-skew="1.25cm" svg:x1="9.75cm" svg:y1="2.5cm" svg:x2="18cm" svg:y2="7cm" draw:start-shape="id1" draw:end-shape="id7" draw:end-glue-point="0" svg:d="m9750 2500v3500h8250v1000">
          <text:p/>
        </draw:connector>
        <draw:connector draw:style-name="gr2" draw:text-style-name="P1" draw:layer="layout" svg:x1="9.75cm" svg:y1="2.5cm" svg:x2="5.05cm" svg:y2="9.5cm" draw:start-shape="id1" draw:start-glue-point="2" draw:end-shape="id8" draw:end-glue-point="0" svg:d="m9750 2500v3500h-4700v3500">
          <text:p/>
        </draw:connector>
        <draw:connector draw:style-name="gr2" draw:text-style-name="P1" draw:layer="layout" svg:x1="9.75cm" svg:y1="2.5cm" svg:x2="10.45cm" svg:y2="9.5cm" draw:start-shape="id1" draw:start-glue-point="2" draw:end-shape="id9" draw:end-glue-point="0" svg:d="m9750 2500v3500h700v3500">
          <text:p/>
        </draw:connector>
        <draw:connector draw:style-name="gr2" draw:text-style-name="P1" draw:layer="layout" svg:x1="9.75cm" svg:y1="2.5cm" svg:x2="14.95cm" svg:y2="9.5cm" draw:start-shape="id1" draw:start-glue-point="2" draw:end-shape="id10" draw:end-glue-point="0" svg:d="m9750 2500v3500h5200v3500">
          <text:p/>
        </draw:connector>
        <draw:custom-shape draw:style-name="gr3" draw:text-style-name="P2" draw:id="id11" draw:layer="layout" svg:width="2.3cm" svg:height="2cm" svg:x="18cm" svg:y="3cm">
          <text:p text:style-name="P1"><text:span text:style-name="T1">DIP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6.5cm" svg:y1="4cm" svg:x2="18cm" svg:y2="4cm" draw:start-shape="id3" draw:start-glue-point="1" draw:end-shape="id11" draw:end-glue-point="3" svg:d="m16500 4000h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Nimbus Sans L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uro Torrez</meta:initial-creator>
    <meta:creation-date>2010-11-29T14:56:08</meta:creation-date>
    <dc:date>2010-11-29T15:22:40</dc:date>
    <dc:creator>Mauro Torrez</dc:creator>
    <meta:editing-duration>PT00H15M17S</meta:editing-duration>
    <meta:editing-cycles>3</meta:editing-cycles>
    <meta:generator>OpenOffice.org/3.2$Unix OpenOffice.org_project/320m19$Build-9505</meta:generator>
    <meta:document-statistic meta:object-count="21"/>
  </office:meta>
</office:document-meta>
</file>